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row table:style-name="ro2">
          <table:table-cell office:value-type="string">
            <text:p>I = 1.0 A</text:p>
          </table:table-cell>
          <table:table-cell table:style-name="Default"/>
        </table:table-row>
        <table:table-row table:style-name="ro2">
          <table:table-cell office:value-type="string">
            <text:p>U [V]</text:p>
          </table:table-cell>
          <table:table-cell table:style-name="Default" office:value-type="string">
            <text:p>2r [cm]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">
            <text:p>7,00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.86">
            <text:p>7,86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8.8">
            <text:p>8,80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9.4">
            <text:p>9,40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9.6">
            <text:p>9,60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0.65">
            <text:p>10,65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9.85">
            <text:p>9,85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0.58">
            <text:p>10,58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1.5">
            <text:p>11,50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2.1">
            <text:p>12,10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2.6">
            <text:p>12,60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12.95">
            <text:p>12,950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office:value-type="string">
            <text:p>I = 1.4 A</text:p>
          </table:table-cell>
          <table:table-cell table:style-name="Default"/>
        </table:table-row>
        <table:table-row table:style-name="ro2">
          <table:table-cell office:value-type="string">
            <text:p>U [V]</text:p>
          </table:table-cell>
          <table:table-cell table:style-name="Default" office:value-type="string">
            <text:p>2r [cm]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.94">
            <text:p>4,94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5.89">
            <text:p>5,89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6.21">
            <text:p>6,21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7.08">
            <text:p>7,08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7.46">
            <text:p>7,46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8.56">
            <text:p>8,560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9.5">
            <text:p>9,500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0.0758">
            <text:p>10,076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10.62">
            <text:p>10,62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1.14">
            <text:p>11,140</text:p>
          </table:table-cell>
        </table:table-row>
        <table:table-row table:style-name="ro2">
          <table:table-cell table:style-name="ce1" office:value-type="float" office:value="180">
            <text:p>180,000</text:p>
          </table:table-cell>
          <table:table-cell office:value-type="float" office:value="8.55">
            <text:p>8,5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I = 1.8 A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.27">
            <text:p>4,270</text:p>
          </table:table-cell>
        </table:table-row>
        <table:table-row table:style-name="ro2">
          <table:table-cell office:value-type="float" office:value="107.5">
            <text:p>107,5</text:p>
          </table:table-cell>
          <table:table-cell office:value-type="float" office:value="4.58">
            <text:p>4,58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5.15">
            <text:p>5,15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5.62">
            <text:p>5,62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6.05">
            <text:p>6,05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6.33">
            <text:p>6,33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7.05">
            <text:p>7,05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6.57">
            <text:p>6,57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7.05">
            <text:p>7,05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7.38">
            <text:p>7,380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7.59">
            <text:p>7,59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7.96">
            <text:p>7,96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7.02">
            <text:p>7,020</text:p>
          </table:table-cell>
        </table:table-row>
        <table:table-row table:style-name="ro2"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.05.2010</text:date>, <text:time>22:51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kopp</meta:initial-creator>
    <meta:creation-date>2010-05-06T16:09:19</meta:creation-date>
    <dc:date>2010-05-06T22:51:23</dc:date>
    <meta:editing-duration>PT00H14M53S</meta:editing-duration>
    <meta:editing-cycles>3</meta:editing-cycles>
    <meta:generator>OpenOffice.org/3.2$Linux OpenOffice.org_project/320m12$Build-9483</meta:generator>
    <meta:document-statistic meta:table-count="3" meta:cell-count="79" meta:object-count="0"/>
  </office:meta>
</office:document-meta>
</file>